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Verdana" svg:font-family="Verdan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3.316cm" table:align="left"/>
    </style:style>
    <style:style style:name="Tabla1.A" style:family="table-column">
      <style:table-column-properties style:column-width="0.855cm"/>
    </style:style>
    <style:style style:name="Tabla1.B" style:family="table-column">
      <style:table-column-properties style:column-width="1.517cm"/>
    </style:style>
    <style:style style:name="Tabla1.C" style:family="table-column">
      <style:table-column-properties style:column-width="0.944cm"/>
    </style:style>
    <style:style style:name="Tabla1.A1" style:family="table-cell">
      <style:table-cell-properties style:vertical-align="middle" fo:padding="0.106cm" fo:border="0.05pt solid #282a35"/>
    </style:style>
    <style:style style:name="P1" style:family="paragraph" style:parent-style-name="Standard">
      <style:text-properties officeooo:rsid="001a9169" officeooo:paragraph-rsid="001a9169"/>
    </style:style>
    <style:style style:name="P2" style:family="paragraph" style:parent-style-name="Standard">
      <style:text-properties officeooo:paragraph-rsid="001a9169"/>
    </style:style>
    <style:style style:name="P3" style:family="paragraph" style:parent-style-name="Standard">
      <style:text-properties officeooo:rsid="001bd520" officeooo:paragraph-rsid="001bd520"/>
    </style:style>
    <style:style style:name="P4" style:family="paragraph" style:parent-style-name="Standard">
      <style:text-properties officeooo:paragraph-rsid="001bd520"/>
    </style:style>
    <style:style style:name="P5" style:family="paragraph" style:parent-style-name="Standard">
      <style:text-properties officeooo:rsid="001ddae2" officeooo:paragraph-rsid="001ddae2"/>
    </style:style>
    <style:style style:name="P6" style:family="paragraph" style:parent-style-name="Standard">
      <style:text-properties officeooo:rsid="001edc03" officeooo:paragraph-rsid="001edc03"/>
    </style:style>
    <style:style style:name="P7" style:family="paragraph" style:parent-style-name="Standard">
      <style:text-properties officeooo:rsid="00203c19" officeooo:paragraph-rsid="00203c19"/>
    </style:style>
    <style:style style:name="P8" style:family="paragraph" style:parent-style-name="Text_20_body">
      <style:text-properties officeooo:rsid="001ddae2" officeooo:paragraph-rsid="001ddae2"/>
    </style:style>
    <style:style style:name="P9" style:family="paragraph" style:parent-style-name="Text_20_body">
      <style:text-properties fo:font-variant="normal" fo:text-transform="none" fo:color="#000000" loext:opacity="100%" style:font-name="Verdana" fo:font-size="9pt" fo:letter-spacing="normal" fo:font-style="normal" fo:font-weight="normal" officeooo:rsid="00203c19" officeooo:paragraph-rsid="00203c19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</style:style>
    <style:style style:name="P11" style:family="paragraph" style:parent-style-name="Standard">
      <style:text-properties officeooo:rsid="00211796" officeooo:paragraph-rsid="00211796"/>
    </style:style>
    <style:style style:name="P12" style:family="paragraph" style:parent-style-name="Standard">
      <style:text-properties officeooo:rsid="0022d8a4" officeooo:paragraph-rsid="0022d8a4"/>
    </style:style>
    <style:style style:name="P13" style:family="paragraph" style:parent-style-name="Standard">
      <style:text-properties officeooo:rsid="0024ac3e" officeooo:paragraph-rsid="0024ac3e"/>
    </style:style>
    <style:style style:name="P14" style:family="paragraph" style:parent-style-name="Standard">
      <style:text-properties officeooo:rsid="00262459" officeooo:paragraph-rsid="00262459"/>
    </style:style>
    <style:style style:name="P15" style:family="paragraph" style:parent-style-name="Standard">
      <style:text-properties officeooo:paragraph-rsid="00273908"/>
    </style:style>
    <style:style style:name="P16" style:family="paragraph" style:parent-style-name="Standard">
      <style:text-properties officeooo:rsid="0027cb5a" officeooo:paragraph-rsid="0027cb5a"/>
    </style:style>
    <style:style style:name="P17" style:family="paragraph" style:parent-style-name="Standard">
      <style:text-properties officeooo:rsid="00284fe2" officeooo:paragraph-rsid="00284fe2"/>
    </style:style>
    <style:style style:name="P18" style:family="paragraph" style:parent-style-name="Standard">
      <style:text-properties officeooo:rsid="002b22cb" officeooo:paragraph-rsid="002b22cb"/>
    </style:style>
    <style:style style:name="P19" style:family="paragraph" style:parent-style-name="Standard">
      <style:text-properties officeooo:rsid="002d021a" officeooo:paragraph-rsid="002d021a"/>
    </style:style>
    <style:style style:name="P20" style:family="paragraph" style:parent-style-name="Standard">
      <style:text-properties officeooo:rsid="002d82ae" officeooo:paragraph-rsid="002d82ae"/>
    </style:style>
    <style:style style:name="P21" style:family="paragraph" style:parent-style-name="Text_20_body" style:list-style-name="L1">
      <style:paragraph-properties fo:orphans="2" fo:widows="2"/>
    </style:style>
    <style:style style:name="P22" style:family="paragraph" style:parent-style-name="Text_20_body">
      <style:text-properties fo:font-variant="normal" fo:text-transform="none" fo:color="#000000" loext:opacity="100%" style:font-name="Verdana" fo:font-size="9pt" fo:letter-spacing="normal" fo:font-style="normal" fo:font-weight="bold" officeooo:rsid="0027cb5a" officeooo:paragraph-rsid="0027cb5a"/>
    </style:style>
    <style:style style:name="P23" style:family="paragraph" style:parent-style-name="Text_20_body">
      <style:text-properties officeooo:rsid="002d021a" officeooo:paragraph-rsid="002d021a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/>
      <style:text-properties fo:font-variant="normal" fo:text-transform="none" fo:color="#a52a2a" loext:opacity="100%" style:font-name="Consolas" fo:font-size="9pt" fo:letter-spacing="normal" fo:font-style="normal" fo:font-weight="normal" fo:background-color="#ffffff" loext:padding-left="0cm" loext:padding-right="0.254cm" loext:padding-top="0.169cm" loext:padding-bottom="0.169cm" loext:border-left="none" loext:border-right="0.06pt solid #cccccc" loext:border-top="0.06pt solid #cccccc" loext:border-bottom="0.06pt solid #cccccc"/>
    </style:style>
    <style:style style:name="T1" style:family="text">
      <style:text-properties officeooo:rsid="001a9169"/>
    </style:style>
    <style:style style:name="T2" style:family="text">
      <style:text-properties fo:font-variant="normal" fo:text-transform="none" fo:color="#0000cd" loext:opacity="100%" style:font-name="Consolas" fo:font-size="9pt" fo:letter-spacing="normal" fo:font-style="normal" fo:font-weight="normal"/>
    </style:style>
    <style:style style:name="T3" style:family="text">
      <style:text-properties fo:font-variant="normal" fo:text-transform="none" fo:color="#a52a2a" loext:opacity="100%" style:font-name="Consolas" fo:font-size="9pt" fo:letter-spacing="normal" fo:font-style="normal" fo:font-weight="normal"/>
    </style:style>
    <style:style style:name="T4" style:family="text">
      <style:text-properties fo:font-variant="normal" fo:text-transform="none" fo:color="#ff0000" loext:opacity="100%" style:font-name="Consolas" fo:font-size="9pt" fo:letter-spacing="normal" fo:font-style="normal" fo:font-weight="normal"/>
    </style:style>
    <style:style style:name="T5" style:family="text">
      <style:text-properties fo:font-variant="normal" fo:text-transform="none" fo:color="#ff0000" loext:opacity="100%" fo:letter-spacing="normal"/>
    </style:style>
    <style:style style:name="T6" style:family="text">
      <style:text-properties fo:font-variant="normal" fo:text-transform="none" fo:color="#dc143c" loext:opacity="100%" style:font-name="Consolas" fo:font-size="9pt" fo:letter-spacing="normal" fo:font-style="normal" fo:font-weight="normal"/>
    </style:style>
    <style:style style:name="T7" style:family="text">
      <style:text-properties fo:font-variant="normal" fo:text-transform="none" fo:color="#dc143c" loext:opacity="100%" style:font-name="Consolas" fo:font-size="9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8000" loext:opacity="100%" style:font-name="Consolas" fo:font-size="9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10" style:family="text">
      <style:text-properties fo:font-variant="normal" fo:text-transform="none" fo:color="#000000" loext:opacity="100%" fo:letter-spacing="normal"/>
    </style:style>
    <style:style style:name="T11" style:family="text">
      <style:text-properties fo:font-variant="normal" fo:text-transform="none" fo:color="#000000" loext:opacity="100%" style:font-name="Consolas" fo:font-size="9pt" fo:letter-spacing="normal" fo:font-style="normal" fo:font-weight="normal"/>
    </style:style>
    <style:style style:name="T12" style:family="text">
      <style:text-properties fo:color="#a52a2a" loext:opacity="100%" style:font-name="Consolas" fo:font-size="9pt" fo:letter-spacing="normal" fo:font-weight="normal"/>
    </style:style>
    <style:style style:name="T13" style:family="text">
      <style:text-properties officeooo:rsid="001d15c2"/>
    </style:style>
    <style:style style:name="T14" style:family="text">
      <style:text-properties officeooo:rsid="0024ac3e"/>
    </style:style>
    <style:style style:name="T15" style:family="text">
      <style:text-properties officeooo:rsid="00273908"/>
    </style:style>
    <style:style style:name="T16" style:family="text">
      <style:text-properties fo:color="#0000cd" loext:opacity="100%"/>
    </style:style>
    <style:style style:name="T17" style:family="text">
      <style:text-properties fo:color="#ff0000" loext:opacity="100%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</text:p>
      <text:p text:style-name="P1"/>
      <text:p text:style-name="P4"><text:span text:style-name="T1">&lt;a <text:s/></text:span><text:span text:style-name="T6">href</text:span> <text:span text:style-name="T1">&gt; = links</text:span></text:p>
      <text:p text:style-name="P1">&lt;br&gt; salto de linea (no lleva etiqueta de cierre&gt;</text:p>
      <text:p text:style-name="P1"/>
      <text:p text:style-name="P1">tag references: <text:a xlink:type="simple" xlink:href="https://www.w3schools.com/tags/default.asp" text:style-name="Internet_20_link" text:visited-style-name="Visited_20_Internet_20_Link">https://www.w3schools.com/tags/default.asp</text:a></text:p>
      <text:p text:style-name="P1"/>
      <text:p text:style-name="P2"><text:span text:style-name="T1">la etiqueta lang ayuda a buscadores a ubicar tu pagina </text:span><text:span text:style-name="T2">&lt;</text:span><text:span text:style-name="T3">html</text:span><text:span text:style-name="T5"> </text:span><text:span text:style-name="T4">lang</text:span><text:span text:style-name="T2">="en-US "&gt;</text:span> </text:p>
      <text:p text:style-name="P2"/>
      <text:p text:style-name="P3">la etiqueta <text:s/>&lt;title&gt; te da extra info sobe cualquier eleemnto</text:p>
      <text:p text:style-name="P3"/>
      <text:p text:style-name="P3"><text:span text:style-name="T2">&lt;</text:span><text:span text:style-name="T3">hr</text:span><text:span text:style-name="T2">&gt;</text:span> <text:span text:style-name="T13">esto dibuja una linea recta negra xD</text:span></text:p>
      <text:p text:style-name="P3"/>
      <text:p text:style-name="P3">&lt;pre&gt; <text:span text:style-name="T13">esto muestra texto con los espaciados que le metas</text:span></text:p>
      <text:p text:style-name="P3"/>
      <text:p text:style-name="P3"><text:span text:style-name="T2">&lt;</text:span><text:span text:style-name="Emphasis"><text:span text:style-name="T12">tagname</text:span></text:span><text:span text:style-name="T5"> </text:span><text:span text:style-name="T4">style</text:span><text:span text:style-name="T2">="</text:span><text:span text:style-name="Emphasis"><text:span text:style-name="T2">property</text:span></text:span><text:span text:style-name="T2">:</text:span><text:span text:style-name="Emphasis"><text:span text:style-name="T2">value;</text:span></text:span><text:span text:style-name="T2">"&gt;</text:span> </text:p>
      <text:p text:style-name="P3"/>
      <text:p text:style-name="P3"><text:span text:style-name="T8">&lt;!-- This is a comment --&gt;</text:span> </text:p>
      <text:p text:style-name="P3"/>
      <text:p text:style-name="P5">colors supported: <text:a xlink:type="simple" xlink:href="https://www.w3schools.com/colors/colors_names.asp" text:style-name="Internet_20_link" text:visited-style-name="Visited_20_Internet_20_Link">https://www.w3schools.com/colors/colors_names.asp</text:a></text:p>
      <text:p text:style-name="P5"/>
      <text:p text:style-name="P5"><text:span text:style-name="T4">style</text:span><text:span text:style-name="T2">="color:Tomato;"</text:span> // RGBA style="background-color:rgba(255, 99, 71, 0);"&gt;rgba(255, 99, 71, 0)</text:p>
      <text:p text:style-name="P5"><text:span text:style-name="T4">style</text:span><text:span text:style-name="T2">="border:2px solid Tomato;</text:span> </text:p>
      <text:p text:style-name="P5"><text:span text:style-name="T4">style</text:span><text:span text:style-name="T2">="background-color:Tomato;"</text:span> </text:p>
      <text:p text:style-name="P5"/>
      <text:p text:style-name="P5"><text:span text:style-name="T9">A local link (a link to a page within the same website) is specified with a </text:span><text:span text:style-name="Strong_20_Emphasis"><text:span text:style-name="T9">relative URL</text:span></text:span><text:span text:style-name="T10"> </text:span><text:span text:style-name="T9">(without the "https://www" part):</text:span> </text:p>
      <text:p text:style-name="P5"/>
      <text:p text:style-name="P8"><text:span text:style-name="T9">Use the </text:span><text:span text:style-name="Source_20_Text"><text:span text:style-name="T7">id</text:span></text:span><text:span text:style-name="T9"> attribute (id="</text:span><text:span text:style-name="Emphasis"><text:span text:style-name="T9">value</text:span></text:span><text:span text:style-name="T9">") to define bookmarks in a page</text:span></text:p>
      <text:list xml:id="list3380643465" text:style-name="L1">
        <text:list-item>
          <text:p text:style-name="P21"><text:span text:style-name="T9">Use the </text:span><text:span text:style-name="Source_20_Text"><text:span text:style-name="T7">href</text:span></text:span><text:span text:style-name="T9"> attribute (href="#</text:span><text:span text:style-name="Emphasis"><text:span text:style-name="T9">value</text:span></text:span><text:span text:style-name="T9">") to link to the bookmark</text:span></text:p>
        </text:list-item>
      </text:list>
      <text:p text:style-name="P6">use the picture element instead o image to offer the browser preferred options based on the resolution of the devide </text:p>
      <text:p text:style-name="P6"/>
      <text:p text:style-name="P7">TABLES: TABLE HEADERS th TABLE ROWS tr TABLE DATA td</text:p>
      <text:p text:style-name="P7"/>
      <text:p text:style-name="P9">You can have a header that spans over two or more columns.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026234918208">
          <table:table-cell table:style-name="Tabla1.A1" table:number-columns-spanned="2" office:value-type="string">
            <text:p text:style-name="Table_20_Heading">Name</text:p>
          </table:table-cell>
          <table:covered-table-cell/>
          <table:table-cell table:style-name="Tabla1.A1" office:value-type="string">
            <text:p text:style-name="Table_20_Heading">Age</text:p>
          </table:table-cell>
        </table:table-row>
        <table:table-row table:style-name="TableLine2026234953024">
          <table:table-cell table:style-name="Tabla1.A1" office:value-type="string">
            <text:p text:style-name="Table_20_Contents">Jill</text:p>
          </table:table-cell>
          <table:table-cell table:style-name="Tabla1.A1" office:value-type="string">
            <text:p text:style-name="Table_20_Contents">Smith</text:p>
          </table:table-cell>
          <table:table-cell table:style-name="Tabla1.A1" office:value-type="string">
            <text:p text:style-name="Table_20_Contents">50</text:p>
          </table:table-cell>
        </table:table-row>
        <table:table-row table:style-name="TableLine2026328667312">
          <table:table-cell table:style-name="Tabla1.A1" office:value-type="string">
            <text:p text:style-name="Table_20_Contents">Eve</text:p>
          </table:table-cell>
          <table:table-cell table:style-name="Tabla1.A1" office:value-type="string">
            <text:p text:style-name="Table_20_Contents">Jackson</text:p>
          </table:table-cell>
          <table:table-cell table:style-name="Tabla1.A1" office:value-type="string">
            <text:p text:style-name="Table_20_Contents">94</text:p>
          </table:table-cell>
        </table:table-row>
      </table:table>
      <text:p text:style-name="P10"><text:span text:style-name="T9">To do this, use the </text:span><text:span text:style-name="Source_20_Text"><text:span text:style-name="T7">colspan</text:span></text:span><text:span text:style-name="T9"> attribute on the </text:span><text:span text:style-name="Source_20_Text"><text:span text:style-name="T7">&lt;th&gt;</text:span></text:span><text:span text:style-name="T9"> element:</text:span></text:p>
      <text:p text:style-name="P11">Padding expande, spacing contrae (expande lo de fuera)</text:p>
      <text:p text:style-name="P11"/>
      <text:p text:style-name="P12">unordedered list UL list item LI <text:span text:style-name="T14">puedes elegir la forma del punto, con OL ordered list puedes elegir si se numera con numeros romanos o decimal.</text:span></text:p>
      <text:p text:style-name="P12"/>
      <text:p text:style-name="P12">description list DL, description item DT, description </text:p>
      <text:p text:style-name="P12"/>
      <text:p text:style-name="P12"/>
      <text:p text:style-name="P13"><text:soft-page-break/>Linelevel SPAN, block level DIV</text:p>
      <text:p text:style-name="P13"/>
      <text:p text:style-name="P14">iframe para embeber una pagian web dentro de otra</text:p>
      <text:p text:style-name="P14"/>
      <text:p text:style-name="P15"><text:span text:style-name="T15">get an element with javascript </text:span><text:span text:style-name="T2">&lt;</text:span><text:span text:style-name="T3">script</text:span><text:span text:style-name="T2">&gt;</text:span><text:span text:style-name="T11"><text:line-break/>document.getElementById(</text:span><text:span text:style-name="T3">"demo"</text:span><text:span text:style-name="T11">).innerHTML = </text:span><text:span text:style-name="T3">"Hello JavaScript!"</text:span><text:span text:style-name="T11">;<text:line-break/></text:span><text:span text:style-name="T2">&lt;</text:span><text:span text:style-name="T3">/script</text:span><text:span text:style-name="T2">&gt;</text:span> </text:p>
      <text:p text:style-name="P15"/>
      <text:p text:style-name="P15"/>
      <text:p text:style-name="P16">metadata va en el apartado head, el style, el titulo de lapaginaa etc.:</text:p>
      <text:p text:style-name="P16"><text:span text:style-name="T2">&lt;</text:span><text:span text:style-name="T3">meta</text:span><text:span text:style-name="T5"> </text:span><text:span text:style-name="T4">name</text:span><text:span text:style-name="T2">="keywords"</text:span><text:span text:style-name="T4"> content</text:span><text:span text:style-name="T2">="HTML, CSS, JavaScript"&gt;</text:span> </text:p>
      <text:p text:style-name="P16"><text:span text:style-name="T2">&lt;</text:span><text:span text:style-name="T3">meta</text:span><text:span text:style-name="T5"> </text:span><text:span text:style-name="T4">charset</text:span><text:span text:style-name="T2">="UTF-8"&gt;</text:span> </text:p>
      <text:p text:style-name="P16"/>
      <text:p text:style-name="P22">Setting the viewport to make your website look good on all devices:</text:p>
      <text:p text:style-name="P25"><text:span text:style-name="T16">&lt;</text:span>meta<text:span text:style-name="T17"> name</text:span><text:span text:style-name="T16">="viewport"</text:span><text:span text:style-name="T17"> content</text:span><text:span text:style-name="T16">="width=device-width, initial-scale=1.0"&gt;</text:span></text:p>
      <text:p text:style-name="P17"><text:span text:style-name="T2">define un link base para todas los los demás links</text:span></text:p>
      <text:p text:style-name="P16"><text:span text:style-name="T2"/></text:p>
      <text:p text:style-name="P16"><text:span text:style-name="T2">&lt;</text:span><text:span text:style-name="T3">base</text:span><text:span text:style-name="T5"> </text:span><text:span text:style-name="T4">href</text:span><text:span text:style-name="T2">="https://www.w3schools.com/"</text:span><text:span text:style-name="T4"> target</text:span><text:span text:style-name="T2">="_blank"&gt;</text:span> </text:p>
      <text:p text:style-name="P16"/>
      <text:p text:style-name="P16"/>
      <text:p text:style-name="P18">Entidades son representación de simbolos que de otra manera induciriana error en el codigo por solapacion de signficado: <text:a xlink:type="simple" xlink:href="https://www.w3schools.com/html/html_entities.asp" text:style-name="Internet_20_link" text:visited-style-name="Visited_20_Internet_20_Link">https://www.w3schools.com/html/html_entities.asp</text:a></text:p>
      <text:p text:style-name="P18"/>
      <text:p text:style-name="P18"><text:span text:style-name="T10"> </text:span><text:span text:style-name="T9">Uniform Resource Locator (URL)</text:span> </text:p>
      <text:p text:style-name="P18"/>
      <text:p text:style-name="P18"/>
      <text:p text:style-name="P19">Submitting form info</text:p>
      <text:p text:style-name="P19"/>
      <text:p text:style-name="P23"><text:span text:style-name="T9">The </text:span><text:span text:style-name="Source_20_Text"><text:span text:style-name="T7">method</text:span></text:span><text:span text:style-name="T9"> attribute specifies the HTTP method to be used when submitting the form data.</text:span></text:p>
      <text:p text:style-name="P10"><text:span text:style-name="T9">The form-data can be sent as URL variables (with </text:span><text:span text:style-name="Source_20_Text"><text:span text:style-name="T7">method="get"</text:span></text:span><text:span text:style-name="T9">) or as HTTP post transaction (with </text:span><text:span text:style-name="Source_20_Text"><text:span text:style-name="T7">method="post"</text:span></text:span><text:span text:style-name="T9">).</text:span></text:p>
      <text:p text:style-name="P19">GET es para info trivial como búsqueda en google se almacena en el URL y es visible</text:p>
      <text:p text:style-name="P19">POST es para info privada y grandes cantidades, se almacena dentro del documento HTTP</text:p>
      <text:p text:style-name="P19"/>
      <text:p text:style-name="P20">datalist; combina la introduccion de texto de INPUT con la muestra de opciones de SELEC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Menlo, 'courier new', monospace"/>
    <style:font-face style:name="Verdana" svg:font-family="Verdan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0T17:02:57.441000000</meta:creation-date>
    <dc:date>2021-10-13T23:31:16.910000000</dc:date>
    <meta:editing-duration>PT12H10M50S</meta:editing-duration>
    <meta:editing-cycles>2</meta:editing-cycles>
    <meta:generator>LibreOffice/7.1.4.2$Windows_X86_64 LibreOffice_project/a529a4fab45b75fefc5b6226684193eb000654f6</meta:generator>
    <meta:document-statistic meta:table-count="1" meta:image-count="0" meta:object-count="0" meta:page-count="2" meta:paragraph-count="50" meta:word-count="409" meta:character-count="2734" meta:non-whitespace-character-count="2361"/>
  </office:meta>
</office:document-meta>
</file>